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xfBcProviderMessageObserver.toNMSAttachments( NormalizedMessage normalizedMessage , Message soap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xfBcProviderMessageObserver.getResponse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ProviderMessageObserver.onMessage( Message messag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6">
            <text:p text:style-name="Table_20_Contents">96</text:p>
          </table:table-cell>
        </table:table-row>
        <table:table-row>
          <table:table-cell office:value-type="string">
            <text:p text:style-name="Table_20_Contents">CxfBcProviderMessageObserver.CxfBcProviderMessageObserver( CxfBcProvider provider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ProviderMessageObserver.getResponse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